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106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06cm" svg:stroke-color="#4f81bd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The </text:span><text:span text:style-name="T1">Verilog </text:span><text:span text:style-name="T1">Languag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3">23-09-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5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circuit exampl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gital circuit </text:span><text:span text:style-name="T4">exampl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3">23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5</text:page-number></text:span></text:p>
          </draw:text-box>
        </draw:frame>
        <draw:custom-shape draw:name="Rectangle 6" draw:style-name="gr2" draw:text-style-name="P13" draw:layer="layout" svg:width="8.15cm" svg:height="1.402cm" svg:x="14.937cm" svg:y="13.003cm">
          <text:p text:style-name="P12"><text:span text:style-name="T5">reg (q*W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2" draw:text-style-name="P13" draw:layer="layout" svg:width="8.036cm" svg:height="2.008cm" svg:x="14.216cm" svg:y="7.506cm">
          <text:p text:style-name="P12"><text:span text:style-name="T5">multiplier</text:span></text:p>
          <draw:enhanced-geometry draw:mirror-horizontal="false" draw:mirror-vertical="false" svg:viewBox="0 0 0 0" drawooo:sub-view-size="2893326 723331" draw:text-areas="0 0 ?f54 ?f55" draw:type="ooxml-non-primitive" draw:enhanced-path="M 0 0 L 709684 709683 1460308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0*logwidth/2893326"/>
            <draw:equation draw:name="f35" draw:formula="0*logheight/723331"/>
            <draw:equation draw:name="f36" draw:formula="709684*logwidth/2893326"/>
            <draw:equation draw:name="f37" draw:formula="709683*logheight/723331"/>
            <draw:equation draw:name="f38" draw:formula="1460308*logwidth/2893326"/>
            <draw:equation draw:name="f39" draw:formula="709683*logheight/723331"/>
            <draw:equation draw:name="f40" draw:formula="2183642*logwidth/2893326"/>
            <draw:equation draw:name="f41" draw:formula="723331*logheight/723331"/>
            <draw:equation draw:name="f42" draw:formula="2893326*logwidth/2893326"/>
            <draw:equation draw:name="f43" draw:formula="27295*logheight/723331"/>
            <draw:equation draw:name="f44" draw:formula="1733266*logwidth/2893326"/>
            <draw:equation draw:name="f45" draw:formula="27295*logheight/723331"/>
            <draw:equation draw:name="f46" draw:formula="1473959*logwidth/2893326"/>
            <draw:equation draw:name="f47" draw:formula="286603*logheight/723331"/>
            <draw:equation draw:name="f48" draw:formula="1146412*logwidth/2893326"/>
            <draw:equation draw:name="f49" draw:formula="13647*logheight/723331"/>
            <draw:equation draw:name="f50" draw:formula="641445*logwidth/2893326"/>
            <draw:equation draw:name="f51" draw:formula="0*logheight/723331"/>
            <draw:equation draw:name="f52" draw:formula="0*logwidth/2893326"/>
            <draw:equation draw:name="f53" draw:formula="0*logheight/723331"/>
            <draw:equation draw:name="f54" draw:formula="logwidth"/>
            <draw:equation draw:name="f55" draw:formula="logheight"/>
          </draw:enhanced-geometry>
        </draw:custom-shape>
        <draw:custom-shape draw:name="Elbow Connector 13" draw:style-name="gr3" draw:text-style-name="P14" draw:layer="layout" svg:width="1.565cm" svg:height="3.936cm" draw:transform="rotate (-1.5707963267949) translate (19.012cm 11.438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4" draw:text-style-name="P14" draw:layer="layout" svg:x1="18.979cm" svg:y1="14.405cm" svg:x2="18.98cm" svg:y2="15.505cm">
          <text:p/>
        </draw:line>
        <draw:line draw:name="Straight Connector 34" draw:style-name="gr4" draw:text-style-name="P14" draw:layer="layout" svg:x1="23.775cm" svg:y1="15.505cm" svg:x2="18.979cm" svg:y2="15.506cm">
          <text:p/>
        </draw:line>
        <draw:line draw:name="Straight Connector 36" draw:style-name="gr4" draw:text-style-name="P14" draw:layer="layout" svg:x1="23.775cm" svg:y1="15.505cm" svg:x2="23.776cm" svg:y2="6.438cm">
          <text:p/>
        </draw:line>
        <draw:line draw:name="Straight Connector 38" draw:style-name="gr4" draw:text-style-name="P14" draw:layer="layout" svg:x1="20.06cm" svg:y1="6.438cm" svg:x2="23.775cm" svg:y2="6.439cm">
          <text:p/>
        </draw:line>
        <draw:custom-shape draw:name="Straight Arrow Connector 40" draw:style-name="gr3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47" draw:style-name="gr3" draw:text-style-name="P14" draw:layer="layout" svg:width="5.327cm" svg:height="1.004cm" svg:x="10.67cm" svg:y="7.506cm">
          <text:p/>
          <draw:enhanced-geometry draw:mirror-horizontal="false" draw:mirror-vertical="true" svg:viewBox="0 0 0 0" draw:text-areas="0 0 ?f6 ?f7" draw:type="ooxml-bentConnector5" draw:modifiers="33279 212263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3" draw:text-style-name="P14" draw:layer="layout" svg:width="3.466cm" svg:height="0.001cm" svg:x="7.197cm" svg:y="8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16" draw:layer="layout" svg:width="4.787cm" svg:height="1.267cm" svg:x="0.53cm" svg:y="7.745cm">
          <text:p text:style-name="P15"><text:span text:style-name="T6">data_in 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" draw:text-style-name="P16" draw:layer="layout" svg:width="5.295cm" svg:height="1.267cm" svg:x="2.947cm" svg:y="16.184cm">
          <text:p text:style-name="P15"><text:span text:style-name="T6">data_out(</text:span><text:span text:style-name="T6">p</text:span><text:span text:style-name="T7">q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6" draw:text-style-name="P17" draw:layer="layout" svg:width="5.091cm" svg:height="3.487cm" svg:x="7.197cm" svg:y="10.7cm">
          <text:p text:style-name="P12"><text:span text:style-name="T5">Contr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64" draw:style-name="gr3" draw:text-style-name="P14" draw:layer="layout" svg:width="8.309cm" svg:height="0.906cm" draw:transform="rotate (-3.14159265358979) translate (18.98cm 16.41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3" draw:text-style-name="P14" draw:layer="layout" svg:width="2.352cm" svg:height="0.001cm" svg:x="8.311cm" svg:y="16.8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7" draw:text-style-name="P14" draw:layer="layout" svg:width="2.352cm" svg:height="0.001cm" svg:x="8.24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8" draw:style-name="gr7" draw:text-style-name="P14" draw:layer="layout" svg:width="2.91cm" svg:height="0.001cm" svg:x="7.753cm" svg:y="8.0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3" draw:style-name="gr5" draw:text-style-name="P16" draw:layer="layout" svg:width="4.618cm" svg:height="1.013cm" svg:x="5.774cm" svg:y="14.937cm">
          <text:p text:style-name="P15"><text:span text:style-name="T8">data_out_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" draw:text-style-name="P13" draw:layer="layout" svg:width="2.822cm" svg:height="2.302cm" svg:x="1.537cm" svg:y="10.7cm">
          <text:p text:style-name="P12"><text:span text:style-name="T5">Cou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7" draw:text-style-name="P14" draw:layer="layout" svg:width="2.884cm" svg:height="0.037cm" svg:x="4.312cm" svg:y="11.4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7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5" draw:text-style-name="P16" draw:layer="layout" svg:width="2.937cm" svg:height="1.013cm" svg:x="4.273cm" svg:y="10.395cm">
          <text:p text:style-name="P15"><text:span text:style-name="T8">cnt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5" draw:text-style-name="P16" draw:layer="layout" svg:width="2.052cm" svg:height="1.013cm" svg:x="4.372cm" svg:y="12.638cm">
          <text:p text:style-name="P15"><text:span text:style-name="T8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7" draw:text-style-name="P14" draw:layer="layout" svg:width="2.647cm" svg:height="1.26cm" svg:x="12.289cm" svg:y="12.44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5" draw:text-style-name="P16" draw:layer="layout" svg:width="2.472cm" svg:height="1.013cm" svg:x="12.404cm" svg:y="13.422cm">
          <text:p text:style-name="P15"><text:span text:style-name="T8">reg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5" draw:text-style-name="P16" draw:layer="layout" svg:width="4.228cm" svg:height="1.013cm" svg:x="0.588cm" svg:y="7.067cm">
          <text:p text:style-name="P15"><text:span text:style-name="T8">data_in_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16" draw:layer="layout" svg:width="2.649cm" svg:height="1.013cm" svg:x="17.687cm" svg:y="15.671cm">
          <text:p text:style-name="P15"><text:span text:style-name="T8">reg_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7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5" draw:text-style-name="P16" draw:layer="layout" svg:width="2.091cm" svg:height="1.013cm" svg:x="0.699cm" svg:y="13.785cm">
          <text:p text:style-name="P15"><text:span text:style-name="T8">re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" draw:text-style-name="P16" draw:layer="layout" svg:width="2.404cm" svg:height="1.013cm" svg:x="4.328cm" svg:y="11.585cm">
          <text:p text:style-name="P15"><text:span text:style-name="T8">cnt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7" draw:text-style-name="P14" draw:layer="layout" svg:width="2.884cm" svg:height="0.037cm" svg:x="4.232cm" svg:y="11.845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7" draw:style-name="gr8" draw:text-style-name="P14" draw:layer="layout" svg:x1="10.67cm" svg:y1="7.506cm" svg:x2="10.671cm" svg:y2="9.515cm">
          <text:p/>
        </draw:line>
        <draw:line draw:name="Straight Connector 55" draw:style-name="gr8" draw:text-style-name="P14" draw:layer="layout" svg:x1="10.664cm" svg:y1="15.353cm" svg:x2="10.665cm" svg:y2="17.362cm">
          <text:p/>
        </draw:line>
        <draw:line draw:name="Straight Connector 22" draw:style-name="gr9" draw:text-style-name="P14" draw:layer="layout" svg:x1="12.386cm" svg:y1="8.51cm" svg:x2="12.387cm" svg:y2="9.515cm">
          <text:p/>
        </draw:line>
        <draw:line draw:name="Straight Connector 24" draw:style-name="gr9" draw:text-style-name="P14" draw:layer="layout" svg:x1="12.386cm" svg:y1="9.515cm" svg:x2="14.671cm" svg:y2="9.516cm">
          <text:p/>
        </draw:line>
        <draw:custom-shape draw:name="Straight Arrow Connector 26" draw:style-name="gr10" draw:text-style-name="P14" draw:layer="layout" svg:width="0.001cm" svg:height="0.966cm" svg:x="14.671cm" svg:y="9.6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3" draw:style-name="gr9" draw:text-style-name="P14" draw:layer="layout" svg:x1="18.272cm" svg:y1="9.477cm" svg:x2="18.24cm" svg:y2="10.093cm">
          <text:p/>
        </draw:line>
        <draw:line draw:name="Straight Connector 37" draw:style-name="gr9" draw:text-style-name="P14" draw:layer="layout" svg:x1="18.217cm" svg:y1="10.074cm" svg:x2="15.466cm" svg:y2="10.075cm">
          <text:p/>
        </draw:line>
        <draw:custom-shape draw:name="Straight Arrow Connector 41" draw:style-name="gr10" draw:text-style-name="P14" draw:layer="layout" svg:width="0.001cm" svg:height="0.558cm" svg:x="15.543cm" svg:y="10.0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rapezoid 44" draw:style-name="gr11" draw:text-style-name="P18" draw:layer="layout" svg:width="1.857cm" svg:height="0.9cm" draw:transform="rotate (-3.14159265358979) translate (16.004cm 11.438cm)">
          <text:p/>
          <draw:enhanced-geometry draw:mirror-horizontal="false" draw:mirror-vertical="false" svg:viewBox="0 0 0 0" draw:text-areas="?f8 ?f10 ?f11 ?f14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s for circuit simulation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ools for </text:span><text:span text:style-name="T4">circuit </text:span><text:span text:style-name="T4">simulation</text:span></text:p>
          </draw:text-box>
        </draw:frame>
        <draw:frame draw:name="Content Placeholder 2" presentation:style-name="pr8" draw:text-style-name="P2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9"><text:span text:style-name="T9">Linux: free OS</text:span></text:p>
              </text:list-item>
              <text:list-item>
                <text:p text:style-name="P19"><text:span text:style-name="T9">Icarus Verilog: free Verilog simulator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http://iverilog.icarus.com/</text:span></text:p>
                  </text:list-item>
                </text:list>
              </text:list-item>
              <text:list-item>
                <text:p text:style-name="P19"><text:span text:style-name="T9">GtkWave: free wave visualizer</text:span></text:p>
                <text:list>
                  <text:list-item>
                    <text:p text:style-name="P20"><text:span text:style-name="T10">http://gtkwave.sourceforge.net/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3">23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5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estbench </text:span><text:span text:style-name="T4">and Unit </text:span><text:span text:style-name="T4">Under Test </text:span><text:span text:style-name="T4">(UUT)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3">23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5</text:page-number></text:span></text:p>
          </draw:text-box>
        </draw:frame>
        <draw:custom-shape draw:name="Snip Single Corner Rectangle 6" draw:style-name="gr12" draw:text-style-name="P13" draw:layer="layout" svg:width="17.053cm" svg:height="9.78cm" svg:x="3.038cm" svg:y="7.16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5" draw:text-style-name="P16" draw:layer="layout" svg:width="4.52cm" svg:height="1.013cm" svg:x="3.438cm" svg:y="7.386cm">
          <text:p text:style-name="P15"><text:span text:style-name="T8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22" draw:layer="layout" svg:width="3.638cm" svg:height="1.895cm" svg:x="8.678cm" svg:y="10.691cm">
          <text:p text:style-name="P12"><text:span text:style-name="T5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4" draw:text-style-name="P17" draw:layer="layout" svg:width="1.067cm" svg:height="0.906cm" svg:x="14.672cm" svg:y="13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" draw:text-style-name="P17" draw:layer="layout" svg:width="1.067cm" svg:height="0.906cm" svg:x="14.672cm" svg:y="8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23" draw:layer="layout" svg:width="1.067cm" svg:height="0.906cm" svg:x="4.688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5" draw:text-style-name="P23" draw:layer="layout" svg:width="1.067cm" svg:height="0.906cm" svg:x="4.688cm" svg:y="13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7" draw:text-style-name="P14" draw:layer="layout" svg:width="1.351cm" svg:height="5.275cm" draw:transform="rotate (-1.5707963267949) translate (10.492cm 12.58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7" draw:text-style-name="P14" draw:layer="layout" svg:width="1.308cm" svg:height="3.455cm" draw:transform="rotate (-1.5707963267949) translate (8.672cm 10.3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5" draw:text-style-name="P16" draw:layer="layout" svg:width="4.656cm" svg:height="1.013cm" svg:x="3.275cm" svg:y="11.857cm">
          <text:p text:style-name="P15"><text:span text:style-name="T8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7" draw:text-style-name="P14" draw:layer="layout" svg:width="1.267cm" svg:height="4.173cm" draw:transform="rotate (-1.5707963267949) translate (14.666cm 9.41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7" draw:text-style-name="P14" draw:layer="layout" svg:width="2.353cm" svg:height="2.076cm" svg:x="12.318cm" svg:y="11.63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5" draw:text-style-name="P16" draw:layer="layout" svg:width="5.147cm" svg:height="1.013cm" svg:x="12.991cm" svg:y="10.456cm">
          <text:p text:style-name="P15"><text:span text:style-name="T8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6" draw:text-style-name="P24" draw:layer="layout" svg:width="2.089cm" svg:height="1.465cm" svg:x="17.091cm" svg:y="11.621cm">
          <text:p text:style-name="P12"><text:span text:style-name="T5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7" draw:text-style-name="P14" draw:layer="layout" svg:width="2.395cm" svg:height="0.627cm" svg:x="15.74cm" svg:y="13.081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7" draw:text-style-name="P14" draw:layer="layout" svg:width="2.395cm" svg:height="2.197cm" svg:x="15.74cm" svg:y="9.42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5" draw:text-style-name="P16" draw:layer="layout" svg:width="1.913cm" svg:height="1.013cm" svg:x="6.306cm" svg:y="10.684cm">
          <text:p text:style-name="P15"><text:span text:style-name="T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16" draw:layer="layout" svg:width="2.408cm" svg:height="1.013cm" svg:x="10.858cm" svg:y="8.556cm">
          <text:p text:style-name="P15"><text:span text:style-name="T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17" draw:text-style-name="P14" draw:layer="layout" svg:width="0.54cm" svg:height="1.145cm" svg:x="4.111cm" svg:y="10.6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17" draw:text-style-name="P14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7" draw:text-style-name="P14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17" draw:text-style-name="P14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 file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</text:span><text:span text:style-name="T4">n files</text:span></text:p>
          </draw:text-box>
        </draw:frame>
        <draw:frame draw:name="Content Placeholder 2" presentation:style-name="pr10" draw:text-style-name="P2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9"><text:span text:style-name="T9">top.v : the top module</text:span></text:p>
              </text:list-item>
              <text:list-item>
                <text:p text:style-name="P19"><text:span text:style-name="T9">top_tb.v : the testbench</text:span></text:p>
              </text:list-item>
              <text:list-item>
                <text:p text:style-name="P19"><text:span text:style-name="T9">register.v : the register module</text:span></text:p>
              </text:list-item>
              <text:list-item>
                <text:p text:style-name="P19"><text:span text:style-name="T9">counter.v : the counter module </text:span></text:p>
              </text:list-item>
              <text:list-item>
                <text:p text:style-name="P19"><text:span text:style-name="T9">control.v : the controller module</text:span></text:p>
              </text:list-item>
              <text:list-item>
                <text:p text:style-name="P19"><text:span text:style-name="T9">Makefile : instructions for compilation </text:span><text:span text:style-name="T9">and execution</text:span></text:p>
              </text:list-item>
            </text:list>
            <text:p text:style-name="P19"><text:span text:style-name="T9"/></text:p>
            <text:p text:style-name="P19"><text:span text:style-name="T9"/></text:p>
            <text:p text:style-name="P25"><text:span text:style-name="T9"/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23">23-09-20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5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3">23-09-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5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23">23-09-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5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4</meta:editing-cycles>
    <meta:creation-date>2014-07-21T10:31:21</meta:creation-date>
    <dc:date>2019-09-23T01:05:03.875828103</dc:date>
    <meta:editing-duration>P2DT50M40S</meta:editing-duration>
    <meta:generator>LibreOffice/6.0.7.3$Linux_X86_64 LibreOffice_project/00m0$Build-3</meta:generator>
    <meta:document-statistic meta:object-count="12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